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6"/>
    <style:style style:name="P3" style:family="paragraph" style:parent-style-name="Standard" style:list-style-name="L7"/>
    <style:style style:name="P4" style:family="paragraph" style:parent-style-name="Standard" style:list-style-name="L8"/>
    <style:style style:name="P5" style:family="paragraph" style:parent-style-name="Standard" style:list-style-name="L9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Unit 2 Review Answers</text:h>
      <text:h text:style-name="Heading_20_3" text:outline-level="3">Lesson 6</text:h>
      <text:list xml:id="list584576099" text:style-name="L1">
        <text:list-item>
          <text:p text:style-name="P1">for, while, and do.</text:p>
        </text:list-item>
        <text:list-item>
          <text:p text:style-name="P1">A switch is better than if when there needs to be a choice made from several possible options.</text:p>
        </text:list-item>
        <text:list-item>
          <text:p text:style-name="P1">Any cases in a switch after the default case will never be executed.</text:p>
        </text:list-item>
        <text:list-item>
          <text:p text:style-name="P1">myVariable = (myInt &gt; 5) ? 50 : 100</text:p>
        </text:list-item>
      </text:list>
      <text:h text:style-name="Heading_20_3" text:outline-level="3">Lesson 7</text:h>
      <text:list xml:id="list1879400839" text:style-name="L6">
        <text:list-item>
          <text:p text:style-name="P2">The heap is bigger.</text:p>
        </text:list-item>
        <text:list-item>
          <text:p text:style-name="P2">A memory leak is when memory is allocated from the heap and is not freed.</text:p>
        </text:list-item>
        <text:list-item>
          <text:p text:style-name="P2">Portability is the quality of being able to compile your code on more than one operating system with as little modification as possible, preferably without any.</text:p>
        </text:list-item>
        <text:list-item>
          <text:p text:style-name="P2">Typecasting when you tell the compiler to treat one type as another.</text:p>
        </text:list-item>
        <text:list-item>
          <text:p text:style-name="P2">malloc just allocates memory from the heap. calloc allocates memory and fills it with 0's.</text:p>
        </text:list-item>
        <text:list-item>
          <text:p text:style-name="P2">The result of <text:span text:style-name="Code">7 &amp; 0</text:span> is 0.</text:p>
        </text:list-item>
        <text:list-item>
          <text:p text:style-name="P2">The result of <text:span text:style-name="Code">7 | 8</text:span> is 15.</text:p>
        </text:list-item>
        <text:list-item>
          <text:p text:style-name="P2">33 looks like 100001 in binary?</text:p>
        </text:list-item>
        <text:list-item>
          <text:p text:style-name="P2">The binary number <text:span text:style-name="Code">1000010</text:span> is 66 in regular decimal notation?</text:p>
        </text:list-item>
        <text:list-item>
          <text:p text:style-name="P2">The result of <text:span text:style-name="Code">1 &lt;&lt; 5</text:span> is 32.</text:p>
        </text:list-item>
      </text:list>
      <text:h text:style-name="Heading_20_3" text:outline-level="3">Lesson 8</text:h>
      <text:list xml:id="list2142488886" text:style-name="L7">
        <text:list-item>
          <text:p text:style-name="P3">A variable's scope is its lifespan from when it is allocated and declared to when it is freed and how it can be accessed by code.</text:p>
        </text:list-item>
        <text:list-item>
          <text:p text:style-name="P3">The three types of scope are local, global, and static.</text:p>
        </text:list-item>
        <text:list-item>
          <text:p text:style-name="P3">The declaration <text:span text:style-name="Code">int * const myPointer;</text:span> is a pointer whose value can be changed but whose address cannot be changed.</text:p>
        </text:list-item>
      </text:list>
      <text:list xml:id="list171691153" text:style-name="L8">
        <text:list-item>
          <text:p text:style-name="P4">Data written to <text:span text:style-name="Code">stderr</text:span> normally is printed to the screen.</text:p>
        </text:list-item>
        <text:list-item>
          <text:p text:style-name="P4">A handle is an arbitrary number used to uniquely identify an object, such as a file.</text:p>
        </text:list-item>
        <text:list-item>
          <text:p text:style-name="P4">If you want to write data to the end of an existing file, you must use the "a" or "a+" modes in fopen().</text:p>
        </text:list-item>
      </text:list>
      <text:h text:style-name="Heading_20_3" text:outline-level="3">Lesson 9</text:h>
      <text:list xml:id="list401451702" text:style-name="L9">
        <text:list-item>
          <text:p text:style-name="P5">There are ten rows in the array <text:span text:style-name="Code">float myFloatArray[10][20]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Code" style:family="text">
      <style:text-properties style:font-name="DejaVu Sans Mono"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1T20:03:52</meta:creation-date>
    <meta:document-statistic meta:table-count="0" meta:image-count="0" meta:object-count="0" meta:page-count="1" meta:paragraph-count="26" meta:word-count="303" meta:character-count="1494"/>
    <dc:date>2010-03-11T20:04:07</dc:date>
    <meta:editing-duration>PT00H00M16S</meta:editing-duration>
    <meta:editing-cycles>1</meta:editing-cycles>
    <meta:generator>OpenOffice.org/3.0$Linux OpenOffice.org_project/300m15$Build-9379</meta:generator>
  </office:meta>
</office:document-meta>
</file>